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his is a library for the Adafruit 1.8" SPI display.</text:span></text:p>
      <text:p text:style-name="P1"><text:span text:style-name="T1">This library works with the Adafruit 1.8" TFT Breakout w/SD card</text:span></text:p>
      <text:p text:style-name="P1"><text:span text:style-name="T1"><text:s text:c="2"/>----&gt; http://www.adafruit.com/products/358</text:span></text:p>
      <text:p text:style-name="P1"><text:span text:style-name="T1">as well as Adafruit raw 1.8" TFT display</text:span></text:p>
      <text:p text:style-name="P1"><text:span text:style-name="T1"><text:s text:c="2"/>----&gt; http://www.adafruit.com/products/618</text:span></text:p>
      <text:p text:style-name="P1"><text:span text:style-name="T1"><text:s/></text:span></text:p>
      <text:p text:style-name="P1"><text:span text:style-name="T1">Check out the links above for our tutorials and wiring diagrams.</text:span></text:p>
      <text:p text:style-name="P1"><text:span text:style-name="T1">These displays use SPI to communicate, 4 or 5 pins are required</text:span></text:p>
      <text:p text:style-name="P1"><text:span text:style-name="T1">to interface (RST is optional).</text:span></text:p>
      <text:p text:style-name="P1"><text:span text:style-name="T1">Adafruit invests time and resources providing this open source code,</text:span></text:p>
      <text:p text:style-name="P1"><text:span text:style-name="T1">please support Adafruit and open-source hardware by purchasing</text:span></text:p>
      <text:p text:style-name="P1"><text:span text:style-name="T1">products from Adafruit!</text:span></text:p>
      <text:p text:style-name="P1"/>
      <text:p text:style-name="P1"><text:span text:style-name="T1">Written by Limor Fried/Ladyada for Adafruit Industries.</text:span></text:p>
      <text:p text:style-name="P1"><text:span text:style-name="T1">MIT license, all text above must be included in any redistribution</text:span></text:p>
      <text:p text:style-name="P1"/>
      <text:p text:style-name="P1"><text:span text:style-name="T1">To download. click the DOWNLOADS button in the top right corner, rename the uncompressed folder Adafruit_ST7735. Check that the Adafruit_ST7735 folder contains Adafruit_ST7735.cpp and Adafruit_ST7735.</text:span></text:p>
      <text:p text:style-name="P1"/>
      <text:p text:style-name="P1"><text:span text:style-name="T1">Place the Adafruit_ST7735 library folder your &lt;arduinosketchfolder&gt;/libraries/ folder. You may need to create the libraries subfolder if its your first library. Restart the IDE</text:span></text:p>
      <text:p text:style-name="P1"/>
      <text:p text:style-name="P1"><text:span text:style-name="T1">Also requires the Adafruit_GFX library for Arduino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7" meta:word-count="158" meta:character-count="1104" meta:non-whitespace-character-count="959"/>
    <meta:generator>LibreOfficeDev/5.1.0.3$Linux_X86_64 LibreOffice_project/</meta:generator>
  </office:meta>
</office:document-meta>
</file>